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3ed72" officeooo:paragraph-rsid="0013ed72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officeooo:rsid="0013ed7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icio</text:h>
      <text:p text:style-name="P2">Antes de trabajar, el sistema debe conocer quién realiza los cambios y dónde se guardará el historial.</text:p>
      <text:list text:style-name="L1">
        <text:list-item>
          <text:p text:style-name="P3"><text:span text:style-name="T1">Git Config</text:span>: Establece el nombre y correo del usuario para identificar la autoría en los commits.</text:p>
        </text:list-item>
        <text:list-item>
          <text:p text:style-name="P4"><text:span text:style-name="T1">Git Init</text:span>: Comando para inicializar un repositorio en un directorio local.</text:p>
        </text:list-item>
        <text:list-item>
          <text:p text:style-name="P4"><text:span text:style-name="T1">Git Status</text:span>: Permite comprobar el estado actual del repositorio, viendo qué archivos están modificados o en el área de preparación.</text:p>
          <text:p text:style-name="P5"/>
        </text:list-item>
      </text:list>
      <text:h text:style-name="Heading_20_2" text:outline-level="2">Flujo de Trabajo</text:h>
      <text:p text:style-name="P6">El proceso de guardar cambios sigue un orden lógico de estados:</text:p>
      <text:p text:style-name="P6"/>
      <text:list text:style-name="L2">
        <text:list-item>
          <text:p text:style-name="P7"><text:span text:style-name="T1">Working Directory</text:span>: Carpeta donde se crean o modifican archivo</text:p>
          <text:p text:style-name="P8"/>
        </text:list-item>
        <text:list-item>
          <text:p text:style-name="P7"><text:span text:style-name="T1">Staging Area</text:span>: Espacio donde se preparan los archivos mediante el comand <text:span text:style-name="T2">git add </text:span>antes de ser registrados.</text:p>
          <text:p text:style-name="P8"/>
        </text:list-item>
        <text:list-item>
          <text:p text:style-name="P7"><text:span text:style-name="T1">Git Commit</text:span>: Registra los cambios del área de preparación en el historial con un mensaje descriptivo. Cada commit genera una versión única del proyecto.</text:p>
          <text:p text:style-name="P8"/>
        </text:list-item>
      </text:list>
      <text:h text:style-name="Heading_20_2" text:outline-level="2">Branching</text:h>
      <text:p text:style-name="P2">Las ramas permiten desarrollar funcionalidades de forma aislada de la línea principal.</text:p>
      <text:list text:style-name="L3">
        <text:list-item>
          <text:p text:style-name="P9"><text:span text:style-name="T1">Main / Master</text:span>: Es la rama principal del repositorio. Se puede renombrar para seguir estándares actuales.</text:p>
          <text:p text:style-name="P10"/>
        </text:list-item>
        <text:list-item>
          <text:p text:style-name="P9"><text:span text:style-name="T1">Git Branch</text:span>: Comando para crear nuevas rama<text:span text:style-name="T2">s</text:span></text:p>
          <text:p text:style-name="P10"/>
        </text:list-item>
        <text:list-item>
          <text:p text:style-name="P9"><text:span text:style-name="T1">Git Checkout</text:span>: Permite cambiar de una rama a otra para trabajar en diferentes contextos.</text:p>
          <text:p text:style-name="P10"/>
        </text:list-item>
      </text:list>
      <text:h text:style-name="Heading_20_2" text:outline-level="2">Merging</text:h>
      <text:p text:style-name="P6">Una vez finalizado un trabajo en una rama, se integra en otra.</text:p>
      <text:p text:style-name="Text_20_body"/>
      <text:list text:style-name="L4">
        <text:list-item>
          <text:p text:style-name="P11"><text:span text:style-name="T1">Git Merge</text:span>: Une el historial de dos ramas distintas.</text:p>
          <text:p text:style-name="P12"/>
        </text:list-item>
        <text:list-item>
          <text:p text:style-name="P13"><text:soft-page-break/><text:span text:style-name="T1">Fast-forward</text:span>: Tipo de fusión donde la rama simplemente se pone al día con los nuevos commits.</text:p>
        </text:list-item>
        <text:list-item>
          <text:p text:style-name="P11"><text:span text:style-name="T1">Conflictos</text:span>: Suceden cuando se intenta fusionar ramas que tienen cambios distintos en la misma línea de un archivo. Deben resolverse manualmente eligiendo la versión <text:span text:style-name="T2">buena</text:span> antes de finalizar el merge.</text:p>
          <text:p text:style-name="P12"/>
        </text:list-item>
      </text:list>
      <text:h text:style-name="P1" text:outline-level="2">Mantenimiento</text:h>
      <text:p text:style-name="P6">Controlar lo ocurrido y limpiar el entorno de trabajo.</text:p>
      <text:p text:style-name="Text_20_body"/>
      <text:list text:style-name="L5">
        <text:list-item>
          <text:p text:style-name="P14"><text:span text:style-name="T1">Git Log</text:span>: Muestra el historial completo de commits realizados en el proyecto.</text:p>
          <text:p text:style-name="P15"/>
        </text:list-item>
        <text:list-item>
          <text:p text:style-name="P16"><text:span text:style-name="T1">Descartar cambios</text:span>: Capacidad de revertir modificaciones en el directorio de trabajo si no se han confirmado.</text:p>
        </text:list-item>
        <text:list-item>
          <text:p text:style-name="P16"><text:span text:style-name="T1">Eliminar ramas</text:span>: Una vez fusionada la información, se borran las ramas secundarias para mantener el ord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09:21:14.184633000</meta:creation-date>
    <dc:date>2026-01-19T09:31:47.923245200</dc:date>
    <meta:editing-duration>PT10M36S</meta:editing-duration>
    <meta:editing-cycles>1</meta:editing-cycles>
    <meta:document-statistic meta:table-count="0" meta:image-count="0" meta:object-count="0" meta:page-count="2" meta:paragraph-count="35" meta:word-count="326" meta:character-count="1924" meta:non-whitespace-character-count="1648"/>
    <meta:generator>LibreOffice/25.8.3.2$Windows_X86_64 LibreOffice_project/8ca8d55c161d602844f5428fa4b58097424e324e</meta:generator>
  </office:meta>
</office:document-meta>
</file>